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45mm"/>
    </style:style>
    <style:style style:name="co2" style:family="table-column">
      <style:table-column-properties fo:break-before="auto" style:column-width="177.27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otřebuje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Doleť k mé značce."</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Následuj cestu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Tito lučištníci kouzelný svitek chrání. Poraž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Postav si silnější hrad, ať ho můžeš naplnit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Toto jsou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á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string" calcext:value-type="string">
            <text:p>xx</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ková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Od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Vy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Vy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Včelí Armáda</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Světluščí Armáda</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Cymmerianí Armáda</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Wyverní Armáda</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ab ta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přes něj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Zde je tvůj balón, který shromažďuje tv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Zde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Zde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Zde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Zde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Současná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Poškození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Poškození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manu</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Součas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i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čně obsazené mana, které by bylo možné použít</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Dosažená úroveň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ým úkolem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ým úkolem je zničení budovy</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ým úkolem je zničení budov</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ým úkolem je zabít potvory</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ým úkolem je zabít potvor</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ým úkolem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ým úkolem je zabít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ým úkolem je doletět na ur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Teď musíš doletět bráně z tohoto světa</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Až doletíš sem, opustíš tuto úroveň</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 hráč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Aktuální kouzla hodnota man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zabi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jsou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jsou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jsou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jsou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je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je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j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j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jsou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jsou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je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je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azání je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azání je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Blokování rychlosti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Názvy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Úkoly byly dokončen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bráně.</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zrychlení</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superzrychlení</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Režim Nápovědy zapnut</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Režim Nápovědy Vypnut</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Jména Hráčů Zapnuta</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Jména Hráčů Vypnuta</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Pozastaveno!</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Možnosti</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Další vybrané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Předchozí vybrané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ýběr další postavy</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ýběr předchozí postavy</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ýběr úrovně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3">00.00.0000</text:date>, <text:time style:data-style-name="N2" text:time-value="14:25:17.679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2-03T14:28:43.801000000</dc:date>
    <meta:editing-duration>PT1H22S</meta:editing-duration>
    <meta:editing-cycles>23</meta:editing-cycles>
    <meta:document-statistic meta:table-count="1" meta:cell-count="1531" meta:object-count="0"/>
  </office:meta>
</office:document-meta>
</file>